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2" table:style-name="ta1">
        <table:shapes>
          <draw:frame draw:z-index="0" draw:style-name="gr1" draw:text-style-name="P1" svg:width="15.999cm" svg:height="8.999cm" svg:x="1.86cm" svg:y="0.1cm">
            <draw:object draw:notify-on-update-of-ranges="MOCHILA2.B1:MOCHILA2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2cm" svg:height="9.005cm" svg:x="16.821cm" svg:y="0.212cm">
            <draw:object draw:notify-on-update-of-ranges="MOCHILA2.C1:MOCHILA2.C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50" calcext:value-type="float">
            <text:p>555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0" calcext:value-type="float">
            <text:p>555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8" calcext:value-type="float">
            <text:p>332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50" calcext:value-type="float">
            <text:p>905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5" calcext:value-type="float">
            <text:p>471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8" calcext:value-type="float">
            <text:p>307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2" calcext:value-type="float">
            <text:p>167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7" calcext:value-type="float">
            <text:p>155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0" calcext:value-type="float">
            <text:p>59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35:03.968753497</dc:date>
    <meta:editing-duration>PT1M23S</meta:editing-duration>
    <meta:editing-cycles>1</meta:editing-cycles>
    <meta:document-statistic meta:table-count="1" meta:cell-count="15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2 - AVALIAÇÕES</text:p>
        </chart:title>
        <chart:plot-area chart:style-name="ch3" table:cell-range-address="MOCHILA2.B1:MOCHILA2.B5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2.B1:MOCHILA2.B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50">
                <text:p>5550</text:p>
                <draw:g>
                  <svg:desc>MOCHILA2.B1:MOCHILA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title svg:x="4.832cm" svg:y="0.316cm" chart:style-name="ch2">
          <text:p>MOCHILA TESTE 2 - FITNESS</text:p>
        </chart:title>
        <chart:plot-area chart:style-name="ch3" table:cell-range-address="MOCHILA2.C1:MOCHILA2.C50" svg:x="1.331cm" svg:y="1.275cm" svg:width="14.372cm" svg:height="6.57cm">
          <chart:coordinate-region svg:x="2.138cm" svg:y="1.474cm" svg:width="13.565cm" svg:height="6.172cm"/>
          <chart:axis chart:dimension="x" chart:name="primary-x" chart:style-name="ch4">
            <chart:title svg:x="7.56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MOCHILA2.C1:MOCHILA2.C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MOCHILA2.C1:MOCHILA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